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FieldErrorListener.getNumberFieldError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FieldErrorListener.focusLost( Focus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